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y Blank Present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: Auth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18:29:56.853384550</meta:creation-date>
    <dc:date>2016-03-04T18:30:43.759488845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